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break-before="page"/>
    </style:style>
    <style:style style:name="P2" style:family="paragraph" style:parent-style-name="Heading_20_3">
      <style:paragraph-properties fo:break-before="page"/>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T1" style:family="text">
      <style:text-properties fo:font-size="18pt" style:font-size-asian="18pt" style:font-size-complex="18pt"/>
    </style:style>
    <style:style style:name="T2" style:family="text">
      <style:text-properties officeooo:rsid="00002d74"/>
    </style:style>
    <style:style style:name="T3" style:family="text">
      <style:text-properties fo:font-size="24pt" style:font-size-asian="24pt" style:font-size-complex="24pt"/>
    </style:style>
    <style:style style:name="T4" style:family="text">
      <style:text-properties fo:font-size="24pt" officeooo:rsid="00002d74" style:font-size-asian="24pt" style:font-size-complex="24pt"/>
    </style:style>
    <style:style style:name="T5" style:family="text">
      <style:text-properties fo:font-size="24pt" officeooo:rsid="00019c3f" style:font-size-asian="24pt" style:font-size-complex="24pt"/>
    </style:style>
    <style:style style:name="T6" style:family="text">
      <style:text-properties fo:font-size="24pt" officeooo:rsid="00035673" style:font-size-asian="24pt" style:font-size-complex="24pt"/>
    </style:style>
    <style:style style:name="T7" style:family="text">
      <style:text-properties fo:font-size="24pt" officeooo:rsid="00040227" style:font-size-asian="24pt" style:font-size-complex="24pt"/>
    </style:style>
    <style:style style:name="T8" style:family="text">
      <style:text-properties officeooo:rsid="00019c3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text:span text:style-name="T3">Cookie Policy </text:span></text:span><text:span text:style-name="Strong_20_Emphasis"><text:span text:style-name="T5">#1</text:span></text:span></text:h>
      <text:p text:style-name="Text_20_body"><text:span text:style-name="Strong_20_Emphasis"><text:line-break/>Effective Date</text:span>: [Insert Date]</text:p>
      <text:h text:style-name="Heading_20_3" text:outline-level="3">1. What Are Cookies?</text:h>
      <text:p text:style-name="Text_20_body">Cookies are small text files stored on your device when you visit our website. They help us provide a better user experience by enabling features like session management, personalized content, and usage tracking.</text:p>
      <text:h text:style-name="Heading_20_3" text:outline-level="3">2. Types of Cookies We Use</text:h>
      <text:p text:style-name="Text_20_body">We use the following types of cookies:</text:p>
      <text:p text:style-name="Text_20_body"><text:span text:style-name="Strong_20_Emphasis">Necessary Cookies</text:span>:</text:p>
      <text:list text:style-name="L9">
        <text:list-item>
          <text:p text:style-name="P9">These cookies are essential for the website to function properly. They allow you to navigate the site and use its features.</text:p>
        </text:list-item>
      </text:list>
      <text:p text:style-name="Text_20_body"><text:span text:style-name="Strong_20_Emphasis">Performance and Analytics Cookies</text:span>:</text:p>
      <text:list text:style-name="L10">
        <text:list-item>
          <text:p text:style-name="P10">These cookies help us understand how visitors interact with our website. We use Google Analytics to collect aggregated data to improve user experience and performance.</text:p>
        </text:list-item>
      </text:list>
      <text:p text:style-name="Text_20_body"><text:span text:style-name="Strong_20_Emphasis">Functionality Cookies</text:span>:</text:p>
      <text:list text:style-name="L11">
        <text:list-item>
          <text:p text:style-name="P11">These cookies enable the website to remember your preferences, such as language settings or saved searches.</text:p>
        </text:list-item>
      </text:list>
      <text:p text:style-name="Text_20_body"><text:span text:style-name="Strong_20_Emphasis">Advertising Cookies</text:span>:</text:p>
      <text:list text:style-name="L12">
        <text:list-item>
          <text:p text:style-name="P12">These cookies may be used to show you relevant ads on our site or other websites based on your browsing history.</text:p>
        </text:list-item>
      </text:list>
      <text:h text:style-name="Heading_20_3" text:outline-level="3">3. Managing Cookies</text:h>
      <text:p text:style-name="Text_20_body">You can manage or block cookies by adjusting your browser settings. However, doing so may impact your ability to use certain features on our site. For more information on how to control cookies, visit <text:a xlink:type="simple" xlink:href="https://www.allaboutcookies.org/" office:target-frame-name="_new" xlink:show="replace" text:style-name="Internet_20_link" text:visited-style-name="Visited_20_Internet_20_Link">allaboutcookies.org</text:a>.</text:p>
      <text:h text:style-name="Heading_20_3" text:outline-level="3">4. Google Analytics</text:h>
      <text:p text:style-name="Text_20_body">Our website uses Google Analytics, a web analytics service provided by Google. Google Analytics uses cookies to analyze how users interact with the site. The information generated by these cookies is transferred to and stored on Google's servers. You can opt-out of Google Analytics by installing the Google Analytics Opt-out Browser Add-on.</text:p>
      <text:h text:style-name="Heading_20_3" text:outline-level="3"><text:soft-page-break/>5. Changes to This Policy</text:h>
      <text:p text:style-name="Text_20_body">We may update this Cookie Policy from time to time. Please check this page regularly for updates.</text:p>
      <text:h text:style-name="Heading_20_3" text:outline-level="3">6. Contact Us</text:h>
      <text:p text:style-name="Text_20_body">If you have any questions about our use of cookies, please contact us at [insert email].</text:p>
      <text:p text:style-name="Text_20_body"><text:span text:style-name="Strong_20_Emphasis"><text:span text:style-name="T3"/></text:span></text:p>
      <text:h text:style-name="Heading_20_3" text:outline-level="3"><text:span text:style-name="Strong_20_Emphasis"><text:span text:style-name="T3"/></text:span></text:h>
      <text:h text:style-name="Heading_20_3" text:outline-level="3"><text:span text:style-name="Strong_20_Emphasis"><text:span text:style-name="T3"/></text:span></text:h>
      <text:h text:style-name="P2" text:outline-level="3"><text:span text:style-name="Strong_20_Emphasis"><text:span text:style-name="T3">Cookie Policy </text:span></text:span><text:span text:style-name="Strong_20_Emphasis"><text:span text:style-name="T4">#</text:span></text:span><text:span text:style-name="Strong_20_Emphasis"><text:span text:style-name="T5">2</text:span></text:span><text:span text:style-name="Strong_20_Emphasis"><text:span text:style-name="T1"><text:line-break/></text:span></text:span></text:h>
      <text:p text:style-name="Text_20_body"><text:span text:style-name="Strong_20_Emphasis">Effective Date:</text:span> [Insert Date]</text:p>
      <text:p text:style-name="Text_20_body">This Cookie Policy explains what cookies are, how Moien uses cookies, and how you can manage cookies on your device.</text:p>
      <text:h text:style-name="Heading_20_4" text:outline-level="4"><text:span text:style-name="Strong_20_Emphasis">1. What Are Cookies?</text:span></text:h>
      <text:p text:style-name="Text_20_body">Cookies are small text files that are placed on your device when you visit a website. They allow the site to remember your actions and preferences over a period of time.</text:p>
      <text:h text:style-name="Heading_20_4" text:outline-level="4"><text:span text:style-name="Strong_20_Emphasis">2. How We Use Cookies</text:span></text:h>
      <text:p text:style-name="Text_20_body">We use cookies to:</text:p>
      <text:list text:style-name="L1">
        <text:list-item>
          <text:p text:style-name="P4">Track and understand how users interact with our platform using <text:span text:style-name="Strong_20_Emphasis">Google Analytics</text:span>.</text:p>
        </text:list-item>
        <text:list-item>
          <text:p text:style-name="P4">Improve website functionality and performance.</text:p>
        </text:list-item>
        <text:list-item>
          <text:p text:style-name="P4">Facilitate secure logins and maintain sessions for registered users.</text:p>
        </text:list-item>
        <text:list-item>
          <text:p text:style-name="P3">Personalize the user experience based on browsing history and preferences.</text:p>
        </text:list-item>
      </text:list>
      <text:h text:style-name="Heading_20_4" text:outline-level="4"><text:span text:style-name="Strong_20_Emphasis">3. Types of Cookies We Use</text:span></text:h>
      <text:list text:style-name="L2">
        <text:list-item>
          <text:p text:style-name="P5"><text:span text:style-name="Strong_20_Emphasis">Essential Cookies</text:span>: These are necessary for the website to function properly, such as keeping you logged in during your session.</text:p>
        </text:list-item>
        <text:list-item>
          <text:p text:style-name="P5"><text:span text:style-name="Strong_20_Emphasis">Analytics Cookies</text:span>: These cookies help us understand how visitors interact with the website by collecting anonymous data through Google Analytics.</text:p>
        </text:list-item>
        <text:list-item>
          <text:p text:style-name="P5"><text:span text:style-name="Strong_20_Emphasis">Functional Cookies</text:span>: These cookies help personalize the site by remembering your choices (e.g., language preferences).</text:p>
        </text:list-item>
      </text:list>
      <text:h text:style-name="Heading_20_4" text:outline-level="4"><text:span text:style-name="Strong_20_Emphasis">4. Third-Party Cookies</text:span></text:h>
      <text:p text:style-name="Text_20_body">In addition to the cookies we place, third-party services like Google Analytics may also set cookies on your device. We do not control these third-party cookies.</text:p>
      <text:h text:style-name="Heading_20_4" text:outline-level="4"><text:span text:style-name="Strong_20_Emphasis">5. Managing Cookies</text:span></text:h>
      <text:p text:style-name="Text_20_body">You can control and/or delete cookies as you wish by adjusting your browser settings. However, disabling cookies may affect the functionality of the Moien platform.</text:p>
      <text:h text:style-name="Heading_20_4" text:outline-level="4"><text:span text:style-name="Strong_20_Emphasis">6. Changes to This Cookie Policy</text:span></text:h>
      <text:p text:style-name="Text_20_body">We may update this Cookie Policy from time to time. Any changes will be posted on this page with an updated effective date.</text:p>
      <text:h text:style-name="Heading_20_4" text:outline-level="4"><text:soft-page-break/><text:span text:style-name="Strong_20_Emphasis">7. Contact Us</text:span></text:h>
      <text:p text:style-name="Text_20_body">If you have any questions about this Cookie Policy, please contact us at:<text:line-break/>[Email Address]<text:line-break/>[Phone Number]<text:line-break/>[Business Address]</text:p>
      <text:p text:style-name="Standard"/>
      <text:h text:style-name="P1" text:outline-level="1">Cookie Policy <text:span text:style-name="T2">#</text:span><text:span text:style-name="T8">3</text:span></text:h>
      <text:p text:style-name="Text_20_body"><text:span text:style-name="Strong_20_Emphasis"/></text:p>
      <text:p text:style-name="Text_20_body"><text:span text:style-name="Strong_20_Emphasis">Effective Date:</text:span> September 27, 2024</text:p>
      <text:p text:style-name="Text_20_body">This Cookie Policy explains how Moien uses cookies and similar technologies to recognize you when you visit <text:a xlink:type="simple" xlink:href="https://moien.com/" office:target-frame-name="_new" xlink:show="replace" text:style-name="Internet_20_link" text:visited-style-name="Visited_20_Internet_20_Link">moien.com</text:a> or use our mobile applications.</text:p>
      <text:h text:style-name="Heading_20_2" text:outline-level="2">1. What Are Cookies?</text:h>
      <text:p text:style-name="Text_20_body">Cookies are small data files placed on your device when you visit a website. They are widely used to make websites work or work more efficiently, as well as to provide reporting information.</text:p>
      <text:h text:style-name="Heading_20_2" text:outline-level="2">2. Types of Cookies We Use</text:h>
      <text:h text:style-name="Heading_20_3" text:outline-level="3">a. Essential Cookies</text:h>
      <text:p text:style-name="Text_20_body">These cookies are necessary for the website to function and cannot be switched off in our systems.</text:p>
      <text:h text:style-name="Heading_20_3" text:outline-level="3">b. Performance and Analytics Cookies</text:h>
      <text:p text:style-name="Text_20_body">We use these cookies to collect information about how users interact with our services, including pages visited and features used. This helps us improve our services. We use <text:span text:style-name="Strong_20_Emphasis">Google Analytics</text:span> for this purpose.</text:p>
      <text:h text:style-name="Heading_20_3" text:outline-level="3">c. Functionality Cookies</text:h>
      <text:p text:style-name="Text_20_body">These cookies allow us to remember choices you make on the site to provide enhanced features and personalized content.</text:p>
      <text:h text:style-name="Heading_20_3" text:outline-level="3">d. Advertising Cookies</text:h>
      <text:p text:style-name="Text_20_body">We may use cookies to deliver advertisements that are relevant to you and your interests.</text:p>
      <text:h text:style-name="Heading_20_2" text:outline-level="2">3. How We Use Cookies</text:h>
      <text:list text:style-name="L3">
        <text:list-item>
          <text:p text:style-name="P7"><text:span text:style-name="Strong_20_Emphasis">Authentication:</text:span> To recognize you when you log in.</text:p>
        </text:list-item>
        <text:list-item>
          <text:p text:style-name="P7"><text:span text:style-name="Strong_20_Emphasis">Security:</text:span> To support or enable security features.</text:p>
        </text:list-item>
        <text:list-item>
          <text:p text:style-name="P7"><text:span text:style-name="Strong_20_Emphasis">Preferences:</text:span> To remember your settings and preferences.</text:p>
        </text:list-item>
        <text:list-item>
          <text:p text:style-name="P6"><text:span text:style-name="Strong_20_Emphasis">Analytics:</text:span> To understand and improve our services.</text:p>
        </text:list-item>
      </text:list>
      <text:h text:style-name="Heading_20_2" text:outline-level="2">4. Third-Party Cookies</text:h>
      <text:p text:style-name="Text_20_body">Some cookies are placed by third parties on our behalf, such as <text:span text:style-name="Strong_20_Emphasis">Google Analytics</text:span> and <text:span text:style-name="Strong_20_Emphasis">Mangopay</text:span>. These cookies are governed by the respective third-party privacy policies.</text:p>
      <text:h text:style-name="Heading_20_2" text:outline-level="2"><text:soft-page-break/>5. Your Choices Regarding Cookies</text:h>
      <text:h text:style-name="Heading_20_3" text:outline-level="3">a. Browser Settings</text:h>
      <text:p text:style-name="Text_20_body">You can set your browser to refuse all or some browser cookies or to alert you when cookies are being used.</text:p>
      <text:h text:style-name="Heading_20_3" text:outline-level="3">b. Opt-Out Links</text:h>
      <text:list text:style-name="L4">
        <text:list-item>
          <text:p text:style-name="P8"><text:span text:style-name="Strong_20_Emphasis">Google Analytics Opt-Out:</text:span> You can opt-out by installing the Google Analytics opt-out browser add-on.</text:p>
        </text:list-item>
      </text:list>
      <text:h text:style-name="Heading_20_2" text:outline-level="2">6. Changes to This Cookie Policy</text:h>
      <text:p text:style-name="Text_20_body">We may update this Cookie Policy from time to time. Changes will be posted on this page with an updated effective date.</text:p>
      <text:h text:style-name="Heading_20_2" text:outline-level="2">7. Contact Us</text:h>
      <text:p text:style-name="Text_20_body">If you have any questions about our use of cookies, please contact us at:</text:p>
      <text:p text:style-name="Text_20_body"><text:span text:style-name="Strong_20_Emphasis">Email:</text:span> cookies@moien.com<text:line-break/><text:span text:style-name="Strong_20_Emphasis">Address:</text:span> Moien, [Your Address], Luxembourg</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7T11:42:00.752000000</meta:creation-date>
    <dc:date>2024-09-27T13:53:14.980000000</dc:date>
    <meta:editing-duration>PT18M15S</meta:editing-duration>
    <meta:editing-cycles>6</meta:editing-cycles>
    <meta:generator>LibreOffice/24.2.3.2$Windows_X86_64 LibreOffice_project/433d9c2ded56988e8a90e6b2e771ee4e6a5ab2ba</meta:generator>
    <meta:document-statistic meta:table-count="0" meta:image-count="0" meta:object-count="0" meta:page-count="6" meta:paragraph-count="76" meta:word-count="909" meta:character-count="5559" meta:non-whitespace-character-count="4740"/>
  </office:meta>
</office:document-meta>
</file>